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8bed7"/>
    </style:style>
    <style:style style:name="P3" style:family="paragraph" style:parent-style-name="Text_20_body">
      <style:paragraph-properties fo:text-align="justify" style:justify-single-word="false"/>
      <style:text-properties officeooo:paragraph-rsid="00357e66"/>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bold" officeooo:rsid="000d2e2e" officeooo:paragraph-rsid="000d2e2e" style:font-weight-asian="bold" style:font-weight-complex="bold"/>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paragraph-rsid="000b03e0" style:font-style-asian="normal" style:font-style-complex="normal"/>
    </style:style>
    <style:style style:name="P9" style:family="paragraph" style:parent-style-name="Text_20_body">
      <style:text-properties officeooo:rsid="0008bbb8" officeooo:paragraph-rsid="0008bbb8"/>
    </style:style>
    <style:style style:name="P10"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1" style:family="paragraph" style:parent-style-name="Text_20_body">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2" style:family="paragraph" style:parent-style-name="Text_20_body">
      <style:text-properties officeooo:rsid="000b03e0" officeooo:paragraph-rsid="000b03e0"/>
    </style:style>
    <style:style style:name="P13" style:family="paragraph" style:parent-style-name="Text_20_body">
      <style:text-properties officeooo:paragraph-rsid="000b03e0"/>
    </style:style>
    <style:style style:name="P14" style:family="paragraph" style:parent-style-name="Text_20_body">
      <style:text-properties officeooo:rsid="000d2e2e" officeooo:paragraph-rsid="000d2e2e"/>
    </style:style>
    <style:style style:name="P15" style:family="paragraph" style:parent-style-name="Text_20_body">
      <style:text-properties officeooo:rsid="000f4743" officeooo:paragraph-rsid="000f4743"/>
    </style:style>
    <style:style style:name="P16" style:family="paragraph" style:parent-style-name="Text_20_body">
      <style:text-properties officeooo:rsid="000f4743" officeooo:paragraph-rsid="0013b0a5"/>
    </style:style>
    <style:style style:name="P17" style:family="paragraph" style:parent-style-name="Text_20_body">
      <style:text-properties officeooo:rsid="000f4743" officeooo:paragraph-rsid="0023eca6"/>
    </style:style>
    <style:style style:name="P18" style:family="paragraph" style:parent-style-name="Text_20_body">
      <style:text-properties officeooo:rsid="0016bc57" officeooo:paragraph-rsid="0016bc57"/>
    </style:style>
    <style:style style:name="P19" style:family="paragraph" style:parent-style-name="Text_20_body">
      <style:text-properties officeooo:rsid="001a88fa" officeooo:paragraph-rsid="001a88fa"/>
    </style:style>
    <style:style style:name="P20" style:family="paragraph" style:parent-style-name="Text_20_body">
      <style:text-properties officeooo:rsid="001d023d"/>
    </style:style>
    <style:style style:name="P21" style:family="paragraph" style:parent-style-name="Text_20_body">
      <style:text-properties officeooo:rsid="001ed323" officeooo:paragraph-rsid="001ed323"/>
    </style:style>
    <style:style style:name="P22" style:family="paragraph" style:parent-style-name="Text_20_body">
      <style:text-properties officeooo:rsid="001ed323" officeooo:paragraph-rsid="00341fb6"/>
    </style:style>
    <style:style style:name="P23" style:family="paragraph" style:parent-style-name="Text_20_body">
      <style:text-properties officeooo:rsid="002500d0" officeooo:paragraph-rsid="002500d0"/>
    </style:style>
    <style:style style:name="P24" style:family="paragraph" style:parent-style-name="Text_20_body">
      <style:text-properties officeooo:rsid="00251fb1" officeooo:paragraph-rsid="00251fb1"/>
    </style:style>
    <style:style style:name="P25" style:family="paragraph" style:parent-style-name="Text_20_body">
      <style:text-properties officeooo:paragraph-rsid="003141e6"/>
    </style:style>
    <style:style style:name="P26" style:family="paragraph" style:parent-style-name="Text_20_body">
      <style:text-properties officeooo:paragraph-rsid="000836f0"/>
    </style:style>
    <style:style style:name="P27" style:family="paragraph" style:parent-style-name="Text_20_body">
      <style:text-properties officeooo:paragraph-rsid="0032310d"/>
    </style:style>
    <style:style style:name="P28" style:family="paragraph" style:parent-style-name="Text_20_body">
      <style:text-properties officeooo:rsid="00341fb6" officeooo:paragraph-rsid="00341fb6"/>
    </style:style>
    <style:style style:name="P29" style:family="paragraph" style:parent-style-name="Text_20_body">
      <style:paragraph-properties fo:text-align="justify" style:justify-single-word="false"/>
      <style:text-properties officeooo:rsid="00357e66"/>
    </style:style>
    <style:style style:name="P30" style:family="paragraph" style:parent-style-name="Text_20_body">
      <style:paragraph-properties fo:text-align="justify" style:justify-single-word="false"/>
      <style:text-properties officeooo:rsid="00357e66" officeooo:paragraph-rsid="00357e66"/>
    </style:style>
    <style:style style:name="P31" style:family="paragraph" style:parent-style-name="Text_20_body">
      <style:text-properties officeooo:rsid="0036baaf" officeooo:paragraph-rsid="0036baaf"/>
    </style:style>
    <style:style style:name="P32" style:family="paragraph" style:parent-style-name="Text_20_body">
      <style:text-properties officeooo:paragraph-rsid="00382174"/>
    </style:style>
    <style:style style:name="P33" style:family="paragraph" style:parent-style-name="Text_20_body">
      <style:text-properties officeooo:rsid="0023eca6" officeooo:paragraph-rsid="0023eca6"/>
    </style:style>
    <style:style style:name="P34" style:family="paragraph" style:parent-style-name="Text_20_body">
      <style:text-properties officeooo:rsid="00399958" officeooo:paragraph-rsid="00399958"/>
    </style:style>
    <style:style style:name="P35" style:family="paragraph" style:parent-style-name="Text_20_body">
      <style:text-properties officeooo:rsid="003b6cd2" officeooo:paragraph-rsid="003b6cd2"/>
    </style:style>
    <style:style style:name="P36" style:family="paragraph" style:parent-style-name="Text_20_body">
      <style:text-properties officeooo:rsid="001031a6"/>
    </style:style>
    <style:style style:name="P37" style:family="paragraph" style:parent-style-name="Text_20_body">
      <style:text-properties officeooo:rsid="001e2645" officeooo:paragraph-rsid="0032310d"/>
    </style:style>
    <style:style style:name="P38" style:family="paragraph" style:parent-style-name="Text_20_body">
      <style:text-properties officeooo:rsid="003db904" officeooo:paragraph-rsid="003db904"/>
    </style:style>
    <style:style style:name="P39" style:family="paragraph" style:parent-style-name="Text_20_body">
      <style:text-properties officeooo:rsid="003ed000" officeooo:paragraph-rsid="003db904"/>
    </style:style>
    <style:style style:name="P40" style:family="paragraph" style:parent-style-name="Text_20_body">
      <style:text-properties officeooo:rsid="0040ae18" officeooo:paragraph-rsid="0040ae18"/>
    </style:style>
    <style:style style:name="P41" style:family="paragraph" style:parent-style-name="Text_20_body">
      <style:text-properties officeooo:paragraph-rsid="0016bc57"/>
    </style:style>
    <style:style style:name="P42" style:family="paragraph" style:parent-style-name="Standard">
      <style:text-properties fo:font-style="normal" style:font-style-asian="normal" style:font-style-complex="normal"/>
    </style:style>
    <style:style style:name="P43" style:family="paragraph" style:parent-style-name="Standard">
      <style:text-properties officeooo:paragraph-rsid="003141e6"/>
    </style:style>
    <style:style style:name="P44" style:family="paragraph" style:parent-style-name="Standard">
      <style:text-properties fo:font-weight="normal" officeooo:paragraph-rsid="00357e66" style:font-weight-asian="normal" style:font-weight-complex="normal"/>
    </style:style>
    <style:style style:name="P45" style:family="paragraph" style:parent-style-name="Heading_20_2">
      <style:text-properties fo:font-weight="normal" style:font-weight-asian="normal" style:font-weight-complex="normal"/>
    </style:style>
    <style:style style:name="P46" style:family="paragraph" style:parent-style-name="Heading_20_2">
      <style:text-properties officeooo:rsid="0008bbb8" officeooo:paragraph-rsid="0008bbb8"/>
    </style:style>
    <style:style style:name="P47" style:family="paragraph" style:parent-style-name="Heading_20_2">
      <style:text-properties officeooo:rsid="000b03e0" officeooo:paragraph-rsid="000b03e0"/>
    </style:style>
    <style:style style:name="P48" style:family="paragraph" style:parent-style-name="Heading_20_2">
      <style:text-properties officeooo:paragraph-rsid="000b03e0"/>
    </style:style>
    <style:style style:name="P49" style:family="paragraph" style:parent-style-name="Heading_20_2">
      <style:text-properties officeooo:rsid="000cdf14" officeooo:paragraph-rsid="000cdf14"/>
    </style:style>
    <style:style style:name="P50" style:family="paragraph" style:parent-style-name="Heading_20_2">
      <style:text-properties officeooo:rsid="000cdf14" officeooo:paragraph-rsid="001ed323"/>
    </style:style>
    <style:style style:name="P51" style:family="paragraph" style:parent-style-name="Heading_20_2">
      <style:text-properties officeooo:rsid="000f4743" officeooo:paragraph-rsid="000f4743"/>
    </style:style>
    <style:style style:name="P52" style:family="paragraph" style:parent-style-name="Heading_20_2">
      <style:text-properties officeooo:rsid="0016bc57" officeooo:paragraph-rsid="0016bc57"/>
    </style:style>
    <style:style style:name="P53" style:family="paragraph" style:parent-style-name="Heading_20_2">
      <style:text-properties officeooo:rsid="001ed323" officeooo:paragraph-rsid="001ed323"/>
    </style:style>
    <style:style style:name="P54" style:family="paragraph" style:parent-style-name="Heading_20_2">
      <style:text-properties officeooo:rsid="0023eca6" officeooo:paragraph-rsid="0023eca6"/>
    </style:style>
    <style:style style:name="P55" style:family="paragraph" style:parent-style-name="Heading_20_2">
      <style:text-properties officeooo:rsid="002500d0" officeooo:paragraph-rsid="002500d0"/>
    </style:style>
    <style:style style:name="P56" style:family="paragraph" style:parent-style-name="Heading_20_2">
      <style:text-properties officeooo:rsid="00399958" officeooo:paragraph-rsid="00399958"/>
    </style:style>
    <style:style style:name="P57" style:family="paragraph" style:parent-style-name="Heading_20_2">
      <style:text-properties officeooo:rsid="003b6cd2" officeooo:paragraph-rsid="003b6cd2"/>
    </style:style>
    <style:style style:name="P58" style:family="paragraph" style:parent-style-name="Heading_20_2">
      <style:text-properties officeooo:rsid="003db904" officeooo:paragraph-rsid="003db904"/>
    </style:style>
    <style:style style:name="P59" style:family="paragraph" style:parent-style-name="Code">
      <style:text-properties fo:font-style="normal" style:font-style-asian="normal" style:font-style-complex="normal"/>
    </style:style>
    <style:style style:name="P60" style:family="paragraph" style:parent-style-name="Text_20_body">
      <style:paragraph-properties fo:margin-left="0in" fo:margin-right="0.0098in" fo:text-indent="0in" style:auto-text-indent="false"/>
    </style:style>
    <style:style style:name="P61"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62"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63" style:family="paragraph" style:parent-style-name="Text_20_body">
      <style:paragraph-properties fo:margin-left="0in" fo:margin-right="0.0098in" fo:text-indent="0in" style:auto-text-indent="false"/>
      <style:text-properties officeooo:rsid="0008bbb8" officeooo:paragraph-rsid="0008bbb8"/>
    </style:style>
    <style:style style:name="P64"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2500d0" style:font-weight-asian="bold" style:font-weight-complex="bold"/>
    </style:style>
    <style:style style:name="P65" style:family="paragraph" style:parent-style-name="Text_20_body">
      <style:paragraph-properties fo:margin-left="0in" fo:margin-right="0.0098in" fo:text-indent="0in" style:auto-text-indent="false"/>
      <style:text-properties fo:font-weight="bold" officeooo:rsid="000cdf14" officeooo:paragraph-rsid="001ed323" style:font-weight-asian="bold" style:font-weight-complex="bold"/>
    </style:style>
    <style:style style:name="P66"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67" style:family="paragraph" style:parent-style-name="Text_20_body">
      <style:paragraph-properties fo:margin-left="0in" fo:margin-right="0.0098in" fo:text-indent="0in" style:auto-text-indent="false"/>
      <style:text-properties officeooo:rsid="000d2e2e" officeooo:paragraph-rsid="000d2e2e"/>
    </style:style>
    <style:style style:name="P68" style:family="paragraph" style:parent-style-name="Text_20_body">
      <style:paragraph-properties fo:margin-left="0in" fo:margin-right="0.0098in" fo:text-indent="0in" style:auto-text-indent="false"/>
      <style:text-properties officeooo:rsid="000cdf14" officeooo:paragraph-rsid="000cdf14"/>
    </style:style>
    <style:style style:name="P69" style:family="paragraph" style:parent-style-name="Text_20_body">
      <style:paragraph-properties fo:margin-left="0in" fo:margin-right="0.0098in" fo:text-indent="0in" style:auto-text-indent="false"/>
      <style:text-properties officeooo:rsid="000cdf14" officeooo:paragraph-rsid="001ed323"/>
    </style:style>
    <style:style style:name="P70" style:family="paragraph" style:parent-style-name="Text_20_body">
      <style:paragraph-properties fo:margin-left="0in" fo:margin-right="0.0098in" fo:text-indent="0in" style:auto-text-indent="false"/>
      <style:text-properties officeooo:rsid="000cdf14" officeooo:paragraph-rsid="002500d0"/>
    </style:style>
    <style:style style:name="P71" style:family="paragraph" style:parent-style-name="Text_20_body">
      <style:paragraph-properties fo:margin-left="0in" fo:margin-right="0.0098in" fo:text-indent="0in" style:auto-text-indent="false"/>
      <style:text-properties officeooo:rsid="0016bc57" officeooo:paragraph-rsid="0016bc57"/>
    </style:style>
    <style:style style:name="P72" style:family="paragraph" style:parent-style-name="Text_20_body">
      <style:paragraph-properties fo:margin-left="0in" fo:margin-right="0.0098in" fo:text-indent="0in" style:auto-text-indent="false"/>
      <style:text-properties officeooo:rsid="000b03e0" officeooo:paragraph-rsid="000b03e0"/>
    </style:style>
    <style:style style:name="P73" style:family="paragraph" style:parent-style-name="Text_20_body">
      <style:paragraph-properties fo:margin-left="0in" fo:margin-right="0.0098in" fo:text-indent="0in" style:auto-text-indent="false"/>
      <style:text-properties officeooo:rsid="001031a6" officeooo:paragraph-rsid="001031a6"/>
    </style:style>
    <style:style style:name="P74" style:family="paragraph" style:parent-style-name="Text_20_body">
      <style:paragraph-properties fo:margin-left="0in" fo:margin-right="0.0098in" fo:text-indent="0in" style:auto-text-indent="false"/>
      <style:text-properties officeooo:paragraph-rsid="001031a6"/>
    </style:style>
    <style:style style:name="P75" style:family="paragraph" style:parent-style-name="Text_20_body">
      <style:paragraph-properties fo:margin-left="0in" fo:margin-right="0.0098in" fo:text-indent="0in" style:auto-text-indent="false"/>
      <style:text-properties officeooo:rsid="003b6cd2" officeooo:paragraph-rsid="003b6cd2"/>
    </style:style>
    <style:style style:name="P76" style:family="paragraph" style:parent-style-name="Text_20_body">
      <style:paragraph-properties fo:margin-left="0in" fo:margin-right="0.0098in" fo:text-indent="0in" style:auto-text-indent="false"/>
      <style:text-properties officeooo:rsid="003db904" officeooo:paragraph-rsid="003db904"/>
    </style:style>
    <style:style style:name="P77" style:family="paragraph" style:parent-style-name="Text_20_body">
      <style:paragraph-properties fo:margin-left="0in" fo:margin-right="0.0098in" fo:text-indent="0in" style:auto-text-indent="false"/>
      <style:text-properties officeooo:rsid="0032310d" officeooo:paragraph-rsid="0032310d"/>
    </style:style>
    <style:style style:name="P78" style:family="paragraph" style:parent-style-name="Heading_20_3">
      <style:text-properties officeooo:paragraph-rsid="000b03e0"/>
    </style:style>
    <style:style style:name="P79" style:family="paragraph" style:parent-style-name="Heading_20_3">
      <style:text-properties officeooo:rsid="002500d0" officeooo:paragraph-rsid="002500d0"/>
    </style:style>
    <style:style style:name="P80" style:family="paragraph" style:parent-style-name="Heading_20_3">
      <style:text-properties officeooo:rsid="00251fb1" officeooo:paragraph-rsid="00251fb1"/>
    </style:style>
    <style:style style:name="P81" style:family="paragraph" style:parent-style-name="Heading_20_3">
      <style:text-properties officeooo:paragraph-rsid="003141e6"/>
    </style:style>
    <style:style style:name="P82" style:family="paragraph" style:parent-style-name="Text_20_body">
      <style:paragraph-properties fo:margin-left="0.0201in" fo:margin-right="0.0098in" fo:text-indent="0in" style:auto-text-indent="false"/>
      <style:text-properties officeooo:rsid="001ed323" officeooo:paragraph-rsid="001ed323"/>
    </style:style>
    <style:style style:name="P83" style:family="paragraph" style:parent-style-name="Text_20_body">
      <style:paragraph-properties fo:margin-left="0.0201in" fo:margin-right="0.0098in" fo:text-indent="0in" style:auto-text-indent="false"/>
      <style:text-properties officeooo:rsid="002500d0" officeooo:paragraph-rsid="002500d0"/>
    </style:style>
    <style:style style:name="P84" style:family="paragraph" style:parent-style-name="Text_20_body">
      <style:paragraph-properties fo:margin-left="0.0201in" fo:margin-right="0.0098in" fo:text-indent="0in" style:auto-text-indent="false"/>
      <style:text-properties officeooo:rsid="003db904" officeooo:paragraph-rsid="001ed323"/>
    </style:style>
    <style:style style:name="P85" style:family="paragraph" style:parent-style-name="Text_20_body">
      <style:paragraph-properties fo:margin-left="0.0201in" fo:margin-right="0.0098in" fo:text-indent="0in" style:auto-text-indent="false"/>
      <style:text-properties officeooo:rsid="003db904" officeooo:paragraph-rsid="003db904"/>
    </style:style>
    <style:style style:name="P86" style:family="paragraph" style:parent-style-name="Standard">
      <style:paragraph-properties fo:break-before="page"/>
      <style:text-properties fo:font-style="normal" style:font-style-asian="normal" style:font-style-complex="normal"/>
    </style:style>
    <style:style style:name="P87" style:family="paragraph" style:parent-style-name="Text_20_body">
      <style:paragraph-properties fo:break-before="page"/>
      <style:text-properties officeooo:rsid="000f4743" officeooo:paragraph-rsid="000f4743"/>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00b03e0" officeooo:paragraph-rsid="000b03e0"/>
    </style:style>
    <style:style style:name="P90" style:family="paragraph" style:parent-style-name="Heading_20_1">
      <style:text-properties fo:font-size="22pt" style:font-size-asian="22pt" style:font-size-complex="22pt"/>
    </style:style>
    <style:style style:name="P91" style:family="paragraph" style:parent-style-name="Heading_20_1">
      <style:text-properties officeooo:rsid="0040ae18" officeooo:paragraph-rsid="0040ae18"/>
    </style:style>
    <style:style style:name="P92" style:family="paragraph" style:parent-style-name="meta">
      <style:text-properties officeooo:rsid="000b03e0" officeooo:paragraph-rsid="0032310d"/>
    </style:style>
    <style:style style:name="P93" style:family="paragraph" style:parent-style-name="Text_20_body" style:list-style-name="L1">
      <style:text-properties officeooo:rsid="003b6cd2" officeooo:paragraph-rsid="003b6cd2"/>
    </style:style>
    <style:style style:name="P94" style:family="paragraph" style:parent-style-name="Text_20_body">
      <style:text-properties officeooo:rsid="003b6cd2" officeooo:paragraph-rsid="003b6cd2"/>
    </style:style>
    <style:style style:name="P95" style:family="paragraph" style:parent-style-name="Text_20_body" style:list-style-name="L1">
      <style:text-properties officeooo:rsid="003ed000" officeooo:paragraph-rsid="003ed000"/>
    </style:style>
    <style:style style:name="P96" style:family="paragraph" style:parent-style-name="Text_20_body" style:list-style-name="L1">
      <style:text-properties officeooo:rsid="003db904" officeooo:paragraph-rsid="003db904"/>
    </style:style>
    <style:style style:name="P97" style:family="paragraph" style:parent-style-name="Text_20_body">
      <style:text-properties officeooo:rsid="001ed323" officeooo:paragraph-rsid="001ed323"/>
    </style:style>
    <style:style style:name="P98" style:family="paragraph" style:parent-style-name="Text_20_body">
      <style:text-properties officeooo:rsid="00251fb1" officeooo:paragraph-rsid="00251fb1"/>
    </style:style>
    <style:style style:name="P99" style:family="paragraph" style:parent-style-name="Text_20_body">
      <style:paragraph-properties fo:margin-left="0in" fo:margin-right="0.0098in" fo:text-indent="0in" style:auto-text-indent="false"/>
    </style:style>
    <style:style style:name="P100" style:family="paragraph" style:parent-style-name="Text_20_body">
      <style:paragraph-properties fo:break-before="page"/>
      <style:text-properties officeooo:rsid="001ed323" officeooo:paragraph-rsid="001ed323"/>
    </style:style>
    <style:style style:name="P101" style:family="paragraph" style:parent-style-name="Heading_20_2">
      <style:text-properties officeooo:rsid="000cdf14" officeooo:paragraph-rsid="000cdf14"/>
    </style:style>
    <style:style style:name="P102" style:family="paragraph" style:parent-style-name="Heading_20_2">
      <style:text-properties officeooo:rsid="000cdf14" officeooo:paragraph-rsid="002500d0"/>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b6cd2" officeooo:paragraph-rsid="003b6cd2"/>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08bbb8"/>
    </style:style>
    <style:style style:name="T9"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0" style:family="text">
      <style:text-properties fo:font-variant="normal" fo:text-transform="none" fo:color="#000000" style:font-name="Linux Libertine Display" fo:font-size="13pt" fo:letter-spacing="normal" fo:font-style="normal" style:text-underline-style="none" fo:font-weight="normal" officeooo:rsid="0016bc57" style:font-size-asian="13pt" style:font-size-complex="13pt"/>
    </style:style>
    <style:style style:name="T11" style:family="text">
      <style:text-properties officeooo:rsid="0009cce1"/>
    </style:style>
    <style:style style:name="T12" style:family="text">
      <style:text-properties officeooo:rsid="000b03e0"/>
    </style:style>
    <style:style style:name="T13" style:family="text">
      <style:text-properties officeooo:rsid="000b74f8"/>
    </style:style>
    <style:style style:name="T14" style:family="text">
      <style:text-properties officeooo:rsid="000cd922"/>
    </style:style>
    <style:style style:name="T15" style:family="text">
      <style:text-properties officeooo:rsid="000e3b32"/>
    </style:style>
    <style:style style:name="T16" style:family="text">
      <style:text-properties officeooo:rsid="000f4743"/>
    </style:style>
    <style:style style:name="T17" style:family="text">
      <style:text-properties officeooo:rsid="001031a6"/>
    </style:style>
    <style:style style:name="T18" style:family="text">
      <style:text-properties officeooo:rsid="0013b0a5"/>
    </style:style>
    <style:style style:name="T19" style:family="text">
      <style:text-properties officeooo:rsid="0016bc57"/>
    </style:style>
    <style:style style:name="T20" style:family="text">
      <style:text-properties officeooo:rsid="001a5286"/>
    </style:style>
    <style:style style:name="T21" style:family="text">
      <style:text-properties officeooo:rsid="001d023d"/>
    </style:style>
    <style:style style:name="T22" style:family="text">
      <style:text-properties officeooo:rsid="001ed323"/>
    </style:style>
    <style:style style:name="T23" style:family="text">
      <style:text-properties officeooo:rsid="002134b9"/>
    </style:style>
    <style:style style:name="T24" style:family="text">
      <style:text-properties officeooo:rsid="0023eca6"/>
    </style:style>
    <style:style style:name="T25" style:family="text">
      <style:text-properties officeooo:rsid="00251fb1"/>
    </style:style>
    <style:style style:name="T26" style:family="text">
      <style:text-properties officeooo:rsid="0026aeca"/>
    </style:style>
    <style:style style:name="T27" style:family="text">
      <style:text-properties officeooo:rsid="0026f5ea"/>
    </style:style>
    <style:style style:name="T28" style:family="text">
      <style:text-properties officeooo:rsid="002e1563"/>
    </style:style>
    <style:style style:name="T29" style:family="text">
      <style:text-properties officeooo:rsid="003141e6"/>
    </style:style>
    <style:style style:name="T30" style:family="text">
      <style:text-properties officeooo:rsid="0032310d"/>
    </style:style>
    <style:style style:name="T31" style:family="text">
      <style:text-properties officeooo:rsid="00341fb6"/>
    </style:style>
    <style:style style:name="T32" style:family="text">
      <style:text-properties officeooo:rsid="00357e66"/>
    </style:style>
    <style:style style:name="T33" style:family="text">
      <style:text-properties officeooo:rsid="00382174"/>
    </style:style>
    <style:style style:name="T34" style:family="text">
      <style:text-properties officeooo:rsid="003b6cd2"/>
    </style:style>
    <style:style style:name="T35" style:family="text">
      <style:text-properties officeooo:rsid="003c92f0"/>
    </style:style>
    <style:style style:name="T36" style:family="text">
      <style:text-properties officeooo:rsid="003db904"/>
    </style:style>
    <style:style style:name="T37" style:family="text">
      <style:text-properties officeooo:rsid="004007b2"/>
    </style:style>
    <style:style style:name="T38" style:family="text">
      <style:text-properties officeooo:rsid="00433b92"/>
    </style:style>
    <style:style style:name="T39" style:family="text">
      <style:text-properties officeooo:rsid="0044dce1"/>
    </style:style>
    <style:style style:name="T40" style:family="text">
      <style:text-properties officeooo:rsid="00471a6c"/>
    </style:style>
    <style:style style:name="T41" style:family="text">
      <style:text-properties officeooo:rsid="00473988"/>
    </style:style>
    <style:style style:name="T42" style:family="text">
      <style:text-properties officeooo:rsid="00614de9"/>
    </style:style>
    <style:style style:name="T43" style:family="text">
      <style:text-properties officeooo:rsid="00625099"/>
    </style:style>
    <style:style style:name="T44" style:family="text">
      <style:text-properties officeooo:rsid="007a4c5b"/>
    </style:style>
    <style:style style:name="fr1" style:family="graphic" style:parent-style-name="acrosstop">
      <style:graphic-properties style:vertical-pos="from-top" style:vertical-rel="page-content" style:horizontal-pos="from-left" style:horizontal-rel="page-content"/>
    </style:style>
    <style:style style:name="fr2" style:family="graphic" style:parent-style-name="acrosstop">
      <style:graphic-properties style:vertical-pos="from-top" style:vertical-rel="page-content" style:horizontal-pos="from-left" style:horizontal-rel="page-content"/>
    </style:style>
    <style:style style:name="fr3"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0in" svg:y="0in" svg:width="6.9252in" style:rel-width="100%" svg:height="0.6102in" draw:z-index="2">
        <draw:text-box>
          <text:h text:style-name="Heading_20_1" text:outline-level="1">WBTV 2: Time Synchronization Protocol</text:h>
          <text:p text:style-name="meta">Version 1 By Daniel Dunn</text:p>
        </draw:text-box>
      </draw:frame>
      <draw:frame draw:style-name="fr1" draw:name="Frame2" text:anchor-type="page" text:anchor-page-number="3" svg:x="0in" svg:y="0in" svg:width="6.9252in" style:rel-width="100%" draw:z-index="5">
        <draw:text-box fo:min-height="0.6201in">
          <text:h text:style-name="Heading_20_1" text:outline-level="1">WBTV 3: Device Discovery and ID </text:h>
          <text:p text:style-name="meta">Version 1 by Daniel Dunn</text:p>
        </draw:text-box>
      </draw:frame>
      <draw:frame draw:style-name="fr1" draw:name="Frame5" text:anchor-type="page" text:anchor-page-number="4" svg:x="0in" svg:y="0in" svg:width="6.9252in" style:rel-width="100%" draw:z-index="4">
        <draw:text-box fo:min-height="0.6201in">
          <text:h text:style-name="Heading_20_1" text:outline-level="1">WBTV 4: Service Discovery</text:h>
          <text:p text:style-name="meta">Version 1 by Daniel Dunn, <text:span text:style-name="T38">Public Domain/CC0</text:span></text:p>
        </draw:text-box>
      </draw:frame>
      <draw:frame draw:style-name="fr1" draw:name="Frame4" text:anchor-type="page" text:anchor-page-number="5" svg:x="0in" svg:y="0in" svg:width="6.9252in" style:rel-width="100%" draw:z-index="3">
        <draw:text-box fo:min-height="0.6201in">
          <text:h text:style-name="Heading_20_1" text:outline-level="1">WBTV 5: The DAQ Service</text:h>
          <text:p text:style-name="meta">Version 1 by Daniel Dunn</text:p>
        </draw:text-box>
      </draw:frame>
      <draw:frame draw:style-name="fr1" draw:name="Frame6" text:anchor-type="page" text:anchor-page-number="6" svg:x="0in" svg:y="0in" svg:width="6.9252in" style:rel-width="100%" draw:z-index="6">
        <draw:text-box fo:min-height="0.6201in">
          <text:h text:style-name="Heading_20_1" text:outline-level="1">WBTV 6: DAQ Service Extensions</text:h>
          <text:p text:style-name="meta">Versio<text:span text:style-name="T29">n 1 by Daniel Dunn</text:span></text:p>
        </draw:text-box>
      </draw:frame>
      <draw:frame draw:style-name="fr1" draw:name="Frame9" text:anchor-type="page" text:anchor-page-number="9" svg:x="0in" svg:y="0in" svg:width="6.9252in" style:rel-width="100%" draw:z-index="9">
        <draw:text-box fo:min-height="0.6201in">
          <text:h text:style-name="Heading_20_1" text:outline-level="1">WBTV <text:span text:style-name="T13">9</text:span>: Misc</text:h>
          <text:p text:style-name="P92">Version 1 by Daniel Dunn, Public Domain/CC0</text:p>
        </draw:text-box>
      </draw:frame>
      <draw:frame draw:style-name="fr1" draw:name="Frame10" text:anchor-type="page" text:anchor-page-number="10" svg:x="0in" svg:y="0in" svg:width="6.9252in" style:rel-width="100%" draw:z-index="8">
        <draw:text-box fo:min-height="0.6201in">
          <text:h text:style-name="Heading_20_1" text:outline-level="1">WBTV <text:span text:style-name="T14">10</text:span>: <text:span text:style-name="T14">Physical Layer</text:span></text:h>
          <text:p text:style-name="P92">Version 1 by Daniel Dunn, Public Domain/CC0</text:p>
        </draw:text-box>
      </draw:frame>
      <draw:frame draw:style-name="fr1" draw:name="Frame11" text:anchor-type="page" text:anchor-page-number="11" svg:x="0in" svg:y="0in" svg:width="6.9252in" style:rel-width="100%" draw:z-index="11">
        <draw:text-box fo:min-height="0.6201in">
          <text:h text:style-name="Heading_20_1" text:outline-level="1">WBTV <text:span text:style-name="T14">11</text:span>: <text:span text:style-name="T22">Nick IDs</text:span></text:h>
          <text:p text:style-name="P92">Version 1.<text:span text:style-name="T37">1</text:span> by Daniel Dunn, Public Domain/CC0</text:p>
        </draw:text-box>
      </draw:frame>
      <draw:frame draw:style-name="fr1" draw:name="Frame12" text:anchor-type="page" text:anchor-page-number="12" svg:x="0in" svg:y="0in" svg:width="6.9252in" style:rel-width="100%" draw:z-index="10">
        <draw:text-box fo:min-height="0.6201in">
          <text:h text:style-name="Heading_20_1" text:outline-level="1">WBTV <text:span text:style-name="T14">12</text:span>: <text:span text:style-name="T24">Navigation Device Protocol</text:span></text:h>
          <text:p text:style-name="P92">Version 1 by Daniel Dunn, Public Domain/CC0</text:p>
        </draw:text-box>
      </draw:frame>
      <draw:frame draw:style-name="fr1" draw:name="Frame8" text:anchor-type="page" text:anchor-page-number="8" svg:x="0in" svg:y="0in" svg:width="6.9252in" style:rel-width="100%" draw:z-index="7">
        <draw:text-box fo:min-height="0.6201in">
          <text:h text:style-name="Heading_20_1" text:outline-level="1">WBTV <text:span text:style-name="T12">8</text:span>: Stage Light Control <text:span text:style-name="T12">Extensions</text:span></text:h>
          <text:p text:style-name="P92">Version 1 by Daniel Dunn, Public Domain/CC0</text:p>
        </draw:text-box>
      </draw:frame>
      <draw:frame draw:style-name="fr1" draw:name="Frame13" text:anchor-type="page" text:anchor-page-number="13" svg:x="0in" svg:y="0in" svg:width="6.9252in" style:rel-width="100%" draw:z-index="12">
        <draw:text-box fo:min-height="0.6201in">
          <text:h text:style-name="Heading_20_1" text:outline-level="1">WBTV <text:span text:style-name="T14">13</text:span>: <text:span text:style-name="T34">Stage Info Protocol</text:span></text:h>
          <text:p text:style-name="P92">Version 1 by Daniel Dunn, Public Domain/CC0</text:p>
        </draw:text-box>
      </draw:frame>
      <text:h text:style-name="Heading_20_2" text:outline-level="2"><draw:frame draw:style-name="fr2" draw:name="Frame1" text:anchor-type="paragraph" svg:x="0in" svg:y="0in" svg:width="6.8445in" draw:z-index="0"><draw:text-box fo:min-height="0.4909in"><text:h text:style-name="P90" text:outline-level="1">WBTV 1 : Publish-Subscribe for Embedded Devices</text:h><text:p text:style-name="meta">Revision 1 by Daniel Dunn<text:span text:style-name="T32">, Public Domain CC0</text:span></text:p></draw:text-box></draw:frame>Introduction</text:h>
      <text:p text:style-name="P1">This page presents a simple protocol for realizing publish-subscribe messaging in small low cost embedded devices <text:span text:style-name="T32">that can be realized without special hardware over a variety of interfaces, including USB and 8-N-1 UART.</text:span></text:p>
      <text:p text:style-name="P1"/>
      <text:p text:style-name="P1">The protocol can be implemented in about 3K of memory+ 70 bytes of RAM.</text:p>
      <text:p text:style-name="P29"/>
      <text:p text:style-name="P30">Implementation of a one-to-one topology only requires a channel through which bytes can be sent. Implementing a bus topology requires a medium supporting collision detection, which can be as simple as an I2C/TWI-Like interface and standard UART.</text:p>
      <text:h text:style-name="Heading_20_2" text:outline-level="2">Semantics</text:h>
      <text:p text:style-name="P1">Each message can be thought of as pushing a “message” made of “segments” to a “channel”. Both the message segments and the name of the channel are arbitrary 8 bit strings. </text:p>
      <text:p text:style-name="P1"/>
      <text:p text:style-name="P3">All channels with &lt;=6 byte names are reserved for future standardization. </text:p>
      <text:p text:style-name="P3"/>
      <text:p text:style-name="P3">To avoid conflicts, channel names should be based on URLs or UUIDs or some other unique string, but can simply be chosen arbitrarily when global compatibility is not required.</text:p>
      <text:p text:style-name="P1"/>
      <text:h text:style-name="Heading_20_2" text:outline-level="2">Message Structure</text:h>
      <text:p text:style-name="P3">Every message begins with an exclamation point, followed by the N byte channel name, then a tilde as a separator , then the data, then a 2 byte checksum, then a closing newline(ASCII 10). </text:p>
      <text:p text:style-name="P3"/>
      <text:p text:style-name="P3">Should the message contain multiple segments, separate them with un-escaped tildes.</text:p>
      <text:p text:style-name="P3"/>
      <text:p text:style-name="P3">All data <text:span text:style-name="T32">sent over WBTV </text:span>should always be little-endian <text:span text:style-name="T32">unless there is a special reason to prefer otherwise. There is no hard limit to the message length, but messages should be kept as short as possible.</text:span></text:p>
      <text:p text:style-name="P1"/>
      <text:p text:style-name="P1"/>
      <text:p text:style-name="P1"/>
      <text:p text:style-name="P1"/>
      <text:p text:style-name="P1"/>
      <text:h text:style-name="Heading_20_2" text:outline-level="2">Escaping</text:h>
      <text:p text:style-name="P1">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1">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44"/>
      <text:p text:style-name="P44"><text:span text:style-name="T32">The function is c</text:span>alculated over all the bytes of the raw channel, the tilde<text:span text:style-name="T39">s betweeen segments</text:span>, and the raw message, but not including the escapes or any other control characters except for the tilde. </text:p>
      <text:p text:style-name="P44"/>
      <text:p text:style-name="P44">The checksum is appended to the message slow byte first, making the full message structure(control chars underlined):</text:p>
      <text:p text:style-name="Preformatted_20_Text"><text:span text:style-name="T7">!</text:span><text:span text:style-name="T1">&lt;channel&gt;</text:span><text:span text:style-name="T3">~</text:span><text:span text:style-name="T1">&lt;message&gt;&lt;fast&gt;&lt;slow&gt;</text:span><text:span text:style-name="T7">\n</text:span></text:p>
      <text:h text:style-name="Heading_20_2" text:outline-level="2">CSMA</text:h>
      <text:p text:style-name="P1"><text:span text:style-name="T32">When using a bus topology,</text:span> <text:span text:style-name="T32">a device must listen before transmitting to ensure the bus is free. With 8-N-1 UART, the bus can be considered free if it has been continually in the idle state for 1.5 Byte-Times.</text:span></text:p>
      <text:p text:style-name="P1"/>
      <text:p text:style-name="P30"><text:span text:style-name="T32">I</text:span>f the bus is found to not be free, devices must wait a random period before sensing the bus again.</text:p>
      <text:p text:style-name="P1"/>
      <text:p text:style-name="P1">Devices must also listen while transmitting, and, if they detect a collision(via the wired-or), immediately cease, wait <text:span text:style-name="T32">a</text:span> random period, and retry, <text:span text:style-name="T32">repeating as necessary, preferably with an exponentially increasing random period.</text:span></text:p>
      <text:p text:style-name="P1"/>
      <text:p text:style-name="P30">0 to 3 byte times is the suggested default range for initial random delays and for waiting to sense the bus again.</text:p>
      <text:p text:style-name="P30"/>
      <text:p text:style-name="P30">To catch collisions early without wasting time, a random delay of 0 to 2 bit-times can be inserted between bytes of the header.</text:p>
      <text:p text:style-name="P29"/>
      <text:p text:style-name="P1"/>
      <text:h text:style-name="Heading_20_2" text:outline-level="2"><text:soft-page-break/>Introduction</text:h>
      <text:p text:style-name="P2">Often there is a need to provide accurate time synchronization to many devices. This document defines a reserved channel for that purpose.</text:p>
      <text:p text:style-name="P2"/>
      <text:h text:style-name="Heading_20_2" text:outline-level="2">The TIME Channel</text:h>
      <text:p text:style-name="P1">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h text:style-name="Heading_20_3" text:outline-level="3">Accuracy Estimate</text:h>
      <text:p text:style-name="Text_20_body">This is an estimate of the accuracy, given as a 8 bit signed integer E followed by a<text:span text:style-name="T33">m</text:span> 8 bit unsigned integer M, where the maximum error in seconds is M*(2^E).</text:p>
      <text:p text:style-name="Text_20_body"/>
      <text:p text:style-name="P25">This is an extremely simple floating point format <text:s/>that can only represent positive integers.</text:p>
      <text:p text:style-name="P25"/>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P3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2"><text:s/>Introduction</text:h>
      <text:p text:style-name="P6">Often it becomes necessary to uniquely identify a device, and to enumerate devices on the bus. This document establishes rules for device IDs for WBTV devices.</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1">Big-endian encoding should be used for all UUIDs used with the WBTV protocol, even though WBTV is normally little-endian.</text:span></text:p>
      <text:p text:style-name="P20"/>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P25">Device specific Keywords should begin with “x-”. </text:p>
      <text:p text:style-name="P25">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2">Introduction</text:h>
      <text:p text:style-name="P6">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6"/>
      <text:p text:style-name="P6">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6"/>
      <text:p text:style-name="P6">Services are identified using UUIDs, and as such anyone can define a service, and publish it formally or informally in the appropriate manner, such as online or in a user manual.</text:p>
      <text:p text:style-name="P6"/>
      <text:p text:style-name="P6">Devices that provide services must have a unique UUID that is not shared even between identical devices. This UUID may also be used as a channel name without conflict to save ram.</text:p>
      <text:p text:style-name="P6"/>
      <text:p text:style-name="P6">There is no restriction against two compatible services sharing a channe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h text:style-name="Heading_20_3" text:outline-level="3">Owning Device</text:h>
      <text:p text:style-name="P26">The first 16 bytes of a SERV message must contain the UUID of the owning device which is providing the advertised service.</text:p>
      <text:h text:style-name="P81" text:outline-level="3">Service UUID</text:h>
      <text:p text:style-name="Text_20_body">The next 16 Bytes must be the UUID of the service being provided.</text:p>
      <text:p text:style-name="Text_20_body"/>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45" text:outline-level="2">The Struct Service</text:h>
      <text:p text:style-name="Text_20_body"><text:span text:style-name="T1">This service is used for simple sensors and the like. The modifier bytes must be C source code containing either or both of two struct definitions, one called input and the other output. Data sent </text:span><text:span text:style-name="T4">to </text:span><text:span text:style-name="T6">the device must be an unpadded packed little endian instance of </text:span><text:span text:style-name="T4">input</text:span><text:span text:style-name="T6">. And data sent from the device must match output. </text:span></text:p>
      <text:p text:style-name="Text_20_body"><text:span text:style-name="T6"/></text:p>
      <text:p text:style-name="Text_20_body"><text:span text:style-name="T6"/></text:p>
      <text:h text:style-name="Heading_20_2" text:outline-level="2"><text:soft-page-break/>WBTV-DAQ Service</text:h>
      <text:p text:style-name="P1">This is a WBTV4 Service that allows a device to act as a data acquisition device.</text:p>
      <text:p text:style-name="P1"/>
      <text:p text:style-name="P61"><text:span text:style-name="T8">Service UUID(hex): </text:span><text:span text:style-name="T9">0x8A9E60340D8611E4843156F31D5D46B0</text:span></text:p>
      <text:p text:style-name="P4">Where legally possible, I place this document and protocol into the Public Domain. Elsewhere I release this work under the Creative Commons Zero License.</text:p>
      <text:h text:style-name="P45"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p text:style-name="Text_20_body"/>
      <text:p text:style-name="Text_20_body"/>
      <text:p text:style-name="Text_20_body"/>
      <text:p text:style-name="P60"/>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p text:style-name="P19">Si prefixes should be preferred over expressions(mV instead of V/1000)</text:p>
      <text:p text:style-name="P19">To represent ratios, a number can be a unit, e.g. “u8 filllevel in 255”, denotes that 255 is full and 0 is empty.</text:p>
      <text:h text:style-name="Heading_20_2" text:outline-level="2">Message Format</text:h>
      <text:p text:style-name="Text_20_body">Messages sent by the device on the service channel must consist of a set of <text:span text:style-name="T2">datums</text:span><text:span text:style-name="T5">, wherin each datum is a data point from a certain signal, and is preceded by it's signal number.</text:span></text:p>
      <text:p text:style-name="P7">For example. A DAQ service channel with the modifier bytes:</text:p>
      <text:h text:style-name="P59" text:outline-level="2">u16 Voltage in mV <text:s text:c="20"/></text:h>
      <text:p text:style-name="P42">Might send a message consisting of a zero, indicating signal 0, followed by the two bytes of the 16 bit unsigned int, followed by the signal number and data for signal 0(if one existed), etc.</text:p>
      <text:p text:style-name="P42"/>
      <text:p text:style-name="P42">Devices may send one or many datum points in this way, and are not required to send all points.</text:p>
      <text:p text:style-name="P86"/>
      <text:h text:style-name="Heading_20_2" text:outline-level="2">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63">UUID(Hex):</text:p>
      <text:p text:style-name="P62">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P43">When found in the modifier bits of a Output Control Service Channel would mean the device was listening for a message on that channel containing a 8 bit</text:p>
      <text:p text:style-name="P43"><text:s/>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8" text:outline-level="2"><draw:frame draw:style-name="fr3" draw:name="Frame7" text:anchor-type="paragraph" svg:x="-0.1165in" svg:y="0.0299in" svg:width="7.0173in" draw:z-index="1"><draw:text-box fo:min-height="0.2744in"><text:h text:style-name="Heading_20_1" text:outline-level="1">WBTV 7: Stage Light Control </text:h><text:p text:style-name="meta">Version 1 by Daniel Dunn, <text:span text:style-name="T30">Public Domain/CC0</text:span></text:p></draw:text-box></draw:frame>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60">Devices should internally use as many bits of precision as possible for the smoothest fading.</text:p>
      <text:p text:style-name="P60"/>
      <text:p text:style-name="P60"/>
      <text:p text:style-name="P60"/>
      <text:p text:style-name="P60"/>
      <text:p text:style-name="P60"/>
      <text:p text:style-name="P60"/>
      <text:p text:style-name="P60"/>
      <text:p text:style-name="P60"/>
      <text:p text:style-name="P60"/>
      <text:p text:style-name="P60"/>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1">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2">valcount </text:span><text:span text:style-name="T5">values starting at </text:span><text:span text:style-name="T2">spos </text:span><text:span text:style-name="T5">to fade from their current <text:s/>values to the destination values specified in data.</text:span></text:p>
      <text:p text:style-name="P7">Any fades on any values not included in the command should continue unaffected.</text:p>
      <text:p text:style-name="P7">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89" text:outline-level="2">Introduction</text:h>
      <text:p text:style-name="P12">The WBTV STAGE protocol defines a way of controlling lighting fixtures. This document defines an extension to the STAGE protocol allowing higher resolution control.</text:p>
      <text:p text:style-name="P12"/>
      <text:h text:style-name="P47" text:outline-level="2">Labeling</text:h>
      <text:p text:style-name="P12">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2"/>
      <text:h text:style-name="P47" text:outline-level="2">16 bit commands</text:h>
      <text:p text:style-name="P72">16 bit STAGE commands use the same value space array as 8 bit commands. A write or fade to channel 5 should do exactly the same thing in 16 or 8 bit mode, besides the higher resolution.</text:p>
      <text:p text:style-name="P13"/>
      <text:p text:style-name="P12">Where possible, fades between 8 bit values should be handled internally as 16 bits for maximum smoothnes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
      <text:p text:style-name="Text_20_body"/>
      <text:p text:style-name="Text_20_body"/>
      <text:h text:style-name="P48" text:outline-level="2">Commands</text:h>
      <text:h text:style-name="P78" text:outline-level="3">0x0<text:span text:style-name="T12">2</text:span> <text:span text:style-name="T12">16 bit </text:span>Set Values</text:h>
      <text:p text:style-name="P13">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3">Fixed uint8 0x00</text:p>
          </table:table-cell>
          <table:table-cell table:style-name="Table4.B1" office:value-type="string">
            <text:p text:style-name="P13"><text:s/>Command Code </text:p>
          </table:table-cell>
        </table:table-row>
        <table:table-row>
          <table:table-cell table:style-name="Table4.A2" office:value-type="string">
            <text:p text:style-name="P13">Uint16 spos</text:p>
          </table:table-cell>
          <table:table-cell table:style-name="Table4.B2" office:value-type="string">
            <text:p text:style-name="P13"><text:s/>Start Position</text:p>
          </table:table-cell>
        </table:table-row>
        <table:table-row>
          <table:table-cell table:style-name="Table4.A2" office:value-type="string">
            <text:p text:style-name="P13">Uint8 valcount</text:p>
          </table:table-cell>
          <table:table-cell table:style-name="Table4.B2" office:value-type="string">
            <text:p text:style-name="P13"><text:s/>Number of values to write</text:p>
          </table:table-cell>
        </table:table-row>
        <table:table-row>
          <table:table-cell table:style-name="Table4.A2" office:value-type="string">
            <text:p text:style-name="P13">Uint<text:span text:style-name="T12">16 </text:span>*N data</text:p>
          </table:table-cell>
          <table:table-cell table:style-name="Table4.B2" office:value-type="string">
            <text:p text:style-name="P13"><text:s/>Values to be written</text:p>
          </table:table-cell>
        </table:table-row>
      </table:table>
      <text:p text:style-name="P13"/>
      <text:p text:style-name="P13">Where the length of data is valcount. <text:span text:style-name="T11">Any fades on any values not referenced in the command should be unaffected.</text:span></text:p>
      <text:p text:style-name="P13"/>
      <text:h text:style-name="P78" text:outline-level="3">0x0<text:span text:style-name="T12">3</text:span> <text:span text:style-name="T12">16 bit </text:span>Fade Values</text:h>
      <text:p text:style-name="P13">This command begins a fade from the current values to the new values over a period of time.</text:p>
      <text:p text:style-name="P13">Structure:</text:p>
      <table:table table:name="Table5" table:style-name="Table5">
        <table:table-column table:style-name="Table5.A"/>
        <table:table-column table:style-name="Table5.B"/>
        <table:table-row>
          <table:table-cell table:style-name="Table5.A1" office:value-type="string">
            <text:p text:style-name="P13">Fixed uint8 0x01</text:p>
          </table:table-cell>
          <table:table-cell table:style-name="Table5.B1" office:value-type="string">
            <text:p text:style-name="P13">command code</text:p>
          </table:table-cell>
        </table:table-row>
        <table:table-row>
          <table:table-cell table:style-name="Table5.A2" office:value-type="string">
            <text:p text:style-name="P13">uint16 spos</text:p>
          </table:table-cell>
          <table:table-cell table:style-name="Table5.B2" office:value-type="string">
            <text:p text:style-name="P13">Start Address</text:p>
          </table:table-cell>
        </table:table-row>
        <table:table-row>
          <table:table-cell table:style-name="Table5.A2" office:value-type="string">
            <text:p text:style-name="P13">uint8 valcount</text:p>
          </table:table-cell>
          <table:table-cell table:style-name="Table5.B2" office:value-type="string">
            <text:p text:style-name="P13">Number of values to write</text:p>
          </table:table-cell>
        </table:table-row>
        <table:table-row>
          <table:table-cell table:style-name="Table5.A2" office:value-type="string">
            <text:p text:style-name="P13">uint8 duration</text:p>
          </table:table-cell>
          <table:table-cell table:style-name="Table5.B2" office:value-type="string">
            <text:p text:style-name="P13">Fade duration in 48ths of a second</text:p>
          </table:table-cell>
        </table:table-row>
        <table:table-row>
          <table:table-cell table:style-name="Table5.A2" office:value-type="string">
            <text:p text:style-name="P13">uint<text:span text:style-name="T12">16</text:span>*N data</text:p>
          </table:table-cell>
          <table:table-cell table:style-name="Table5.B2" office:value-type="string">
            <text:p text:style-name="P13"><text:s/>Fade destination values</text:p>
          </table:table-cell>
        </table:table-row>
      </table:table>
      <text:p text:style-name="P13"/>
      <text:p text:style-name="P13">Causes <text:span text:style-name="T2">valcount </text:span><text:span text:style-name="T5">values starting at </text:span><text:span text:style-name="T2">spos </text:span><text:span text:style-name="T5">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88" text:outline-level="2"><text:span text:style-name="T8">I</text:span>ntroduction</text:h>
      <text:p text:style-name="Text_20_body">This Document defines assorted things.</text:p>
      <text:p text:style-name="Text_20_body"/>
      <text:h text:style-name="Heading_20_2" text:outline-level="2">The RAND channel</text:h>
      <text:p text:style-name="P32">The RAND channel is to be used for random numbers. Hardware RNG devices may send random bytes on this channel, but only high quality, whitened bytes such as produced by radioactive decay or diode noise. </text:p>
      <text:p text:style-name="P32"/>
      <text:p text:style-name="P32">Messages can contain<text:span text:style-name="T11"> 1-64 random bytes. This channel should only be used for “ready to use”, full entropy, uniformly distributed bytes.</text:span></text:p>
      <text:p text:style-name="Text_20_body"/>
      <text:p text:style-name="P18">One should obviously not use these bytes for anything important if there is a possibility of rouge devices connected to the network that might spy on bytes.</text:p>
      <text:h text:style-name="Heading_20_2" text:outline-level="2">The TZOS Channel</text:h>
      <text:p text:style-name="Text_20_body">This channel allows a device to broadcast the time offset from UTC of any time zone. Messages should consist of the time zone name(as in “US/Pacific”, followed by <text:span text:style-name="T19">a null and then</text:span> the current offset from UTC(The number that, when added to UTC, would produce the time in the time zone), as a 32 bit integer.</text:p>
      <text:p text:style-name="P60">This may optionally be followed by <text:span text:style-name="T20">a 32 </text:span>bit <text:span text:style-name="T20">unsigned </text:span>integer containing the UNIX timestamp of a future time, followed by the time offset at that time <text:span text:style-name="T20">as a 32 bit integer.</text:span></text:p>
      <text:h text:style-name="Heading_20_2" text:outline-level="2">The TZRQ channel</text:h>
      <text:p text:style-name="Text_20_body">Allows a device to request the time in a specified <text:s/>time zone from any device that knows it. The message is simply the name of the time zone.</text:p>
      <text:p text:style-name="P71"/>
      <text:p text:style-name="P71">A device that knows the answer may respond with a TZOS message.</text:p>
      <text:p text:style-name="P71"/>
      <text:p text:style-name="P71"/>
      <text:p text:style-name="P71"/>
      <text:p text:style-name="P71"/>
      <text:p text:style-name="P71"/>
      <text:h text:style-name="P46" text:outline-level="2">The LCTZ channel</text:h>
      <text:p text:style-name="Text_20_body">Messages on this channel should be the name of the local time zone of the device that is sending the message, optionally followed by a NUL and then the 32 bit integer offset from UTC in seconds of that zone, <text:span text:style-name="T26">which itself may optionally be followed by a 32 bit unsigned integer time in UTC and then a 32 bit integer offset that applies after that time.</text:span></text:p>
      <text:h text:style-name="P46" text:outline-level="2">The Struct In Service:</text:h>
      <text:p text:style-name="P9">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63">UUID:</text:p>
      <text:p text:style-name="P62">0xDD452C900D8711E4813782F41D5D46B0</text:p>
      <text:h text:style-name="P46" text:outline-level="2">The Struct Out Service:</text:h>
      <text:p text:style-name="P9">Same as the struct in service, except the device sends instead of receives the struct-formatted messages.</text:p>
      <text:p text:style-name="P9">UUID:</text:p>
      <text:p text:style-name="P10">0xED5690880D8711E4BA3289F41D5D46B0</text:p>
      <text:p text:style-name="P10"/>
      <text:h text:style-name="P52" text:outline-level="2">The NOTE channel</text:h>
      <text:p text:style-name="P18">This channel is used for a device to send freeform UTF8 text that is not intended to be read by a machine, such as sending copyright info or a manufacturer URL on bootup.</text:p>
      <text:p text:style-name="P18"/>
      <text:h text:style-name="P52" text:outline-level="2">The EVENT channel</text:h>
      <text:p text:style-name="P41"><text:span text:style-name="T19">This channel is used for announcing or causing events to occur. </text:span><text:span text:style-name="T10">Messages must be 16 byte UUIDs representing the event.</text:span></text:p>
      <text:p text:style-name="P11"/>
      <text:p text:style-name="P11"/>
      <text:p text:style-name="P11"/>
      <text:p text:style-name="P11"/>
      <text:p text:style-name="P11"/>
      <text:p text:style-name="P11"/>
      <text:h text:style-name="P49" text:outline-level="2"><text:soft-page-break/>Introduction</text:h>
      <text:p text:style-name="P68">This document defines several physical layer variants for WBTV.</text:p>
      <text:h text:style-name="P49" text:outline-level="2">WBTV-A</text:h>
      <text:p text:style-name="P68"><text:span text:style-name="T16">8-N-1 Serial carried over </text:span>CAN signaling levels, <text:span text:style-name="T16">where a logical 1 is represented by the idle or recessive state</text:span>, carried over CAT5 cable using normal RJ45 jacks.</text:p>
      <table:table table:name="Table6" table:style-name="Table6">
        <table:table-column table:style-name="Table6.A"/>
        <table:table-column table:style-name="Table6.B"/>
        <table:table-row>
          <table:table-cell table:style-name="Table6.A1" office:value-type="string">
            <text:p text:style-name="P5">RJ45 Pin</text:p>
          </table:table-cell>
          <table:table-cell table:style-name="Table6.B1" office:value-type="string">
            <text:p text:style-name="P66">Function</text:p>
          </table:table-cell>
        </table:table-row>
        <table:table-row>
          <table:table-cell table:style-name="Table6.A2" office:value-type="string">
            <text:p text:style-name="P14">1</text:p>
          </table:table-cell>
          <table:table-cell table:style-name="Table6.B2" office:value-type="string">
            <text:p text:style-name="P67">CAN_H</text:p>
          </table:table-cell>
        </table:table-row>
        <table:table-row>
          <table:table-cell table:style-name="Table6.A2" office:value-type="string">
            <text:p text:style-name="P14">2 <text:s text:c="8"/></text:p>
          </table:table-cell>
          <table:table-cell table:style-name="Table6.B2" office:value-type="string">
            <text:p text:style-name="P67">CAN_L</text:p>
          </table:table-cell>
        </table:table-row>
        <table:table-row>
          <table:table-cell table:style-name="Table6.A2" office:value-type="string">
            <text:p text:style-name="P14">3</text:p>
          </table:table-cell>
          <table:table-cell table:style-name="Table6.B2" office:value-type="string">
            <text:p text:style-name="P67">Reserved</text:p>
          </table:table-cell>
        </table:table-row>
        <table:table-row>
          <table:table-cell table:style-name="Table6.A2" office:value-type="string">
            <text:p text:style-name="P14">4</text:p>
          </table:table-cell>
          <table:table-cell table:style-name="Table6.B2" office:value-type="string">
            <text:p text:style-name="P67">Reserved/<text:span text:style-name="T16">POWER</text:span></text:p>
          </table:table-cell>
        </table:table-row>
        <table:table-row>
          <table:table-cell table:style-name="Table6.A2" office:value-type="string">
            <text:p text:style-name="P14">5</text:p>
          </table:table-cell>
          <table:table-cell table:style-name="Table6.B2" office:value-type="string">
            <text:p text:style-name="P67">Reserved/<text:span text:style-name="T16">POWER</text:span></text:p>
          </table:table-cell>
        </table:table-row>
        <table:table-row>
          <table:table-cell table:style-name="Table6.A2" office:value-type="string">
            <text:p text:style-name="P14">6</text:p>
          </table:table-cell>
          <table:table-cell table:style-name="Table6.B2" office:value-type="string">
            <text:p text:style-name="P67">Reserved</text:p>
          </table:table-cell>
        </table:table-row>
        <table:table-row>
          <table:table-cell table:style-name="Table6.A2" office:value-type="string">
            <text:p text:style-name="P14">7</text:p>
          </table:table-cell>
          <table:table-cell table:style-name="Table6.B2" office:value-type="string">
            <text:p text:style-name="P67">GND</text:p>
          </table:table-cell>
        </table:table-row>
        <table:table-row>
          <table:table-cell table:style-name="Table6.A2" office:value-type="string">
            <text:p text:style-name="P14">8</text:p>
          </table:table-cell>
          <table:table-cell table:style-name="Table6.B2" office:value-type="string">
            <text:p text:style-name="P67">GND</text:p>
          </table:table-cell>
        </table:table-row>
      </table:table>
      <text:p text:style-name="P14"/>
      <text:p text:style-name="P14">Both grounds should be connected <text:span text:style-name="T15">together. This provides protection against large ground offsets destroying devices.</text:span></text:p>
      <text:p text:style-name="P14"/>
      <text:p text:style-name="P16">If power is supplied, the total current on BOTH LINES combined is not to exceed 600ma, the voltage is not to exceed 32V with brief 35v transients allowed. </text:p>
      <text:p text:style-name="P16"/>
      <text:p text:style-name="Text_20_body"><text:span text:style-name="T18">D</text:span>evices must <text:span text:style-name="T18">be fully hot pluggable, and must </text:span>survive a hot plug to 32V via any amount of cable.</text:p>
      <text:p text:style-name="Text_20_body"/>
      <text:p text:style-name="P15">Devices with a “pass-through” port should pass through all pins directly unless a specific reason exists to do otherwise.</text:p>
      <text:p text:style-name="P15"/>
      <text:p text:style-name="P73">Devices must function properly with + or – 5 volts of offset between the grounds of <text:span text:style-name="T30">any two communicating devices.</text:span></text:p>
      <text:p text:style-name="P73"/>
      <text:p text:style-name="P73"/>
      <text:p text:style-name="P74"/>
      <text:p text:style-name="Text_20_body"><text:span text:style-name="T15">A</text:span>ny devices making use of the reserved pins for <text:span text:style-name="T31">any</text:span> purpose should be clearly labeled with what pins they use. Besides the use of 4 and 5 for power all use of reserved pins should be considered a site specific use.</text:p>
      <text:p text:style-name="Text_20_body"/>
      <text:p text:style-name="Text_20_body">Devices<text:span text:style-name="T17">(Including those with side-specific uses of reserved pins) </text:span>must sustain no damage from any combination of prolonged shorts between any pins, even with 35V power applied.<text:span text:style-name="T17"> <text:s/>Devices must also survive negative 24V applied to the CAN inputs.</text:span></text:p>
      <text:p text:style-name="P36"/>
      <text:p text:style-name="Text_20_body">Any device capable of supplying current must be current limited to 600ma to prevent fire.</text:p>
      <text:p text:style-name="Text_20_body"/>
      <text:p text:style-name="P27">Devices requiring appreciable power<text:span text:style-name="T30">(More than 150mA)</text:span> should not draw current from the bus and should instead use an external power supply. </text:p>
      <text:p text:style-name="P27"/>
      <text:p text:style-name="P37">Devices making use of an external power supply must connect their local ground to bus ground via a 3300 to 4700 ohm resistor with a power rating of at least one half watt.</text:p>
      <text:p text:style-name="P37"/>
      <text:p text:style-name="Text_20_body">Devices must keep input current ripple to a minimum, especially in the audio band.</text:p>
      <text:h text:style-name="P51" text:outline-level="2"><text:span text:style-name="T15">W</text:span>BTV-B</text:h>
      <text:p text:style-name="P15">One wire with a pull-up resistor of 3.3k to 100k to 3.3v, idle high, non inverted, 8-N-1, used as a wired-or bus in the manner of I2C.</text:p>
      <text:p text:style-name="P15"/>
      <text:p text:style-name="P28">Devices that externally expose a WBTV-B connection must have a reasonable level of ESD protection and protection against any combination of shorts on the WBTV-B connector pins.</text:p>
      <text:p text:style-name="P28"/>
      <text:p text:style-name="P28">Since <text:span text:style-name="T34">most </text:span>5V devices will still register 3.3V logic levels, most 3.3V or 5V devices can be connected simply with a 100-220 ohm protection resistor and a s<text:span text:style-name="T34">ch</text:span>ottky diode.</text:p>
      <text:h text:style-name="P51" text:outline-level="2">WBTB-USB</text:h>
      <text:p text:style-name="P17">Full-duplex(No CSMA) over a virtual USB COM port. </text:p>
      <text:h text:style-name="Heading_20_2" text:outline-level="2">WBTV-U</text:h>
      <text:p text:style-name="P15">Full duplex serial over standard TTL level signaling. Should be written with the voltage used(e.g. WBTV-U(5V)) <text:span text:style-name="T31">or WBTV-U5</text:span></text:p>
      <text:p text:style-name="P87"/>
      <text:h text:style-name="P50" text:outline-level="2">Introduction</text:h>
      <text:p text:style-name="P69">This document d<text:span text:style-name="T22">efines a way of assigning 2 byte “Nick IDs” to devices, which may also be used as STAGE start addresses. It also defines an extension to the TIME protocol.</text:span></text:p>
      <text:p text:style-name="P65"/>
      <text:h text:style-name="P53" text:outline-level="2">The Nick ID</text:h>
      <text:p text:style-name="P21">A nick ID is a 2 byte unsigned integer, always sent little-endian, that represents a node in a compact manner. Devices supporting nick IDs should store them in flash or EEPROM and should not change them unless explicitly commanded to or manually set.</text:p>
      <text:p text:style-name="P21"/>
      <text:p text:style-name="P21">Nick IDs are deliberately much larger than the likely number of de<text:span text:style-name="T36">v</text:span>ices on a bus for flexibility of assignment. In particular, nick IDs may also be used as STAGE start addresses, giving devi<text:span text:style-name="T23">c</text:span>es an easy standard way to set their start code via the bus.</text:p>
      <text:p text:style-name="P21"/>
      <text:p text:style-name="P22">All nick IDs below 4096 are reserved. Nick ID 0 is reserved for <text:span text:style-name="T40">broadcast</text:span>, Nick ID <text:span text:style-name="T42">1</text:span> is reserved for <text:span text:style-name="T40">unassigned but assignable via NICKID</text:span>, </text:p>
      <text:p text:style-name="P22"/>
      <text:p text:style-name="P22"><text:span text:style-name="T31">Nick ID </text:span>2 <text:span text:style-name="T31">is </text:span>for “Unassigned and not assignable”, to be used as a placeholder for <text:span text:style-name="T30">devices</text:span> not supporting true nick IDs <text:span text:style-name="T30">to use in contexts where a Nick ID is required.</text:span></text:p>
      <text:p text:style-name="P21"/>
      <text:p text:style-name="P38">Nick ID 3 is reserved for “Unassigned and only assignable temporarily”, <text:s/>for use when the device does not have writable <text:span text:style-name="T43">EEPROM</text:span> to store addresses.</text:p>
      <text:p text:style-name="P38"/>
      <text:p text:style-name="P21">IDs 32 through 255 are reserved for devices that set their ID via manual means such as a DIP switch.</text:p>
      <text:p text:style-name="P82"/>
      <text:p text:style-name="P82">IDs between 1024 and 2048 are reserved for devices using their nick ID as a STAGE address as well, <text:span text:style-name="T30">although such devices may use any address.</text:span></text:p>
      <text:p text:style-name="P82"/>
      <text:p text:style-name="P85"><text:span text:style-name="T30">I</text:span>Ds between 2048 and 2560 should be regarded as temporary addresses. A device commanded to use an address in this range should not save it to non-volatile memory and should revert to default at next boot.</text:p>
      <text:p text:style-name="P84"/>
      <text:p text:style-name="P77"/>
      <text:p text:style-name="P77"/>
      <text:p text:style-name="P77">When displaying Nick IDs in user software, they should be shown as padded 4 digit hexadecimal numbers, except in the context of STAGE protocol identifiers, where they should be shown in decimal.</text:p>
      <text:p text:style-name="P82"/>
      <text:p text:style-name="P76">Devices must be designed so that overlapping Nick IDs will not cause crashes as overlapping STAGE start codes may be required for some applications.</text:p>
      <text:h text:style-name="P53" text:outline-level="2">The MYNICK channel</text:h>
      <text:p text:style-name="P21">This channel is used for a device to announce it's nick ID. The data is simply the devices UUID followed immediately by it's current nick ID.</text:p>
      <text:p text:style-name="P21"/>
      <text:p text:style-name="P21">Devices should send this message on power-up/<text:span text:style-name="T30">first connection to the network, </text:span>and when <text:span text:style-name="T30">they receive a SCAN message.</text:span></text:p>
      <text:p text:style-name="P21"/>
      <text:h text:style-name="P53" text:outline-level="2">The NICKID channel</text:h>
      <text:p text:style-name="P21">This channel is used to set the nick ID of a device. The message is simply the 16 byte UUID of the target device followed by the desired new nick ID. The device may respond with a MYNICK message announcing it's new ID.</text:p>
      <text:p text:style-name="P21"/>
      <text:h text:style-name="P54" text:outline-level="2">TIME Extension</text:h>
      <text:p text:style-name="P33">A device may optionally append it's two-byte nick ID to the end of a TIME message, to indicate the sender and allow devices to better choose their time source.</text:p>
      <text:p text:style-name="P33"/>
      <text:h text:style-name="P56" text:outline-level="2">The RANDOM channel</text:h>
      <text:p text:style-name="P34">This channel is like the simpler RAND channel, except messages are prefixed with the sender's Nick ID, and then 0-56 bytes of random data, which must be ready to use, uniformly distributed, ready to use, already whitened, full entropy randomness generated by a physical source.</text:p>
      <text:p text:style-name="P21"/>
      <text:p text:style-name="P21"/>
      <text:p text:style-name="P21"/>
      <text:p text:style-name="P21"/>
      <text:p text:style-name="P21"/>
      <text:p text:style-name="P100"/>
      <text:h text:style-name="P102" text:outline-level="2">Introduction</text:h>
      <text:p text:style-name="P70">This document d<text:span text:style-name="T22">efines a way of broadcasting navigation data via WBTV.</text:span></text:p>
      <text:p text:style-name="P64"/>
      <text:h text:style-name="P55" text:outline-level="2">The NAV channel</text:h>
      <text:p text:style-name="P23">This channel is defined for use with terrestrial and satellite navigation receivers. All messages must have the following format:</text:p>
      <text:p text:style-name="P23"/>
      <text:h text:style-name="P79" text:outline-level="3">Latitude i32</text:h>
      <text:p text:style-name="P83">The Latitude as tenths of millionths of degrees stored as a signed integer.</text:p>
      <text:h text:style-name="P79" text:outline-level="3">Latitude Fine u8</text:h>
      <text:p text:style-name="P23">The fine part latitude in billionths of degrees away from 0 relative to Latitude.</text:p>
      <text:h text:style-name="P79" text:outline-level="3">Longitude i32</text:h>
      <text:p text:style-name="P83">The Latitude as tenths of millionths of degrees stored as a signed integer.</text:p>
      <text:h text:style-name="P79" text:outline-level="3">Longitude Fine u8</text:h>
      <text:p text:style-name="P23">The fine part latitude in billionths of degrees away from 0 relative to Latitude.</text:p>
      <text:h text:style-name="P79" text:outline-level="3">Altitude i32</text:h>
      <text:p text:style-name="P23">The altitude relative to sea level in mm.</text:p>
      <text:h text:style-name="P79" text:outline-level="3">32 bit Heading </text:h>
      <text:p text:style-name="P23">The compass heading in signed <text:span text:style-name="T27">tenths of </text:span>microdegrees</text:p>
      <text:h text:style-name="P79" text:outline-level="3">32 bit Speed</text:h>
      <text:p text:style-name="P23">The current speed in <text:span text:style-name="T25">mm</text:span> per second.</text:p>
      <text:h text:style-name="P79" text:outline-level="3">8 Bit Satellites in View</text:h>
      <text:p text:style-name="P23">The current number of satellites in view of the receiver.</text:p>
      <text:h text:style-name="P80" text:outline-level="3">16 Bit Horizontal Position Error</text:h>
      <text:p text:style-name="P24">The current estimated position error in mm, where 2**16-<text:span text:style-name="T28">1</text:span>= too high to represent. Values above ~65m will not be representable.</text:p>
      <text:p text:style-name="P24"/>
      <text:p text:style-name="P24"/>
      <text:h text:style-name="P80" text:outline-level="3">16 Bit <text:span text:style-name="T40">Vertical</text:span> Position Error</text:h>
      <text:p text:style-name="P24">The current estimated vertical position error in mm, where 2**16-<text:span text:style-name="T28">1</text:span>= too high to represent. Values above ~65m will not be representable.</text:p>
      <text:h text:style-name="P80" text:outline-level="3">16 Bit Timestamp</text:h>
      <text:p text:style-name="P24">The least significant 16 bits of the count of 256ths of a second since the UNIX epoch in UTC(Leap seconds should be used)</text:p>
      <text:h text:style-name="P80" text:outline-level="3">Optional: 16 bit Nick ID</text:h>
      <text:p text:style-name="P24">A device may optionally end the message with it's Nick ID.</text:p>
      <text:h text:style-name="P80" text:outline-level="3">Total Message Size</text:h>
      <text:p text:style-name="P24">The data of this message is 31 bytes. Even after framing and arbitration, the message should not be longer than 48 bytes.</text:p>
      <text:p text:style-name="P24"/>
      <text:p text:style-name="P24">The message does not include time information beyond what is necessary for timestamping because the TIME message type should be used for time synchronization. GPS receivers should provide time information where possib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04" text:outline-level="2">Introduction</text:h>
      <text:p text:style-name="P35">This document defines a way for WBTV devices to describe what STAGE protocol features they support and what they do.</text:p>
      <text:p text:style-name="P35"/>
      <text:h text:style-name="P57" text:outline-level="2">The STG<text:span text:style-name="T35">PFL</text:span> channel</text:h>
      <text:p text:style-name="P35">Messages on this channel follow a simple format comprised of the sending device's STAGE start address, <text:span text:style-name="T35"><text:s/>followed by two reserved bytes, followed by a number of bytes where each byte indicates the type of data the device expects on one of its input channels. The first byte denotes the input mapped to its start address.</text:span></text:p>
      <text:p text:style-name="P35"/>
      <text:p text:style-name="P38"><text:span text:style-name="T35">C</text:span>hannel types above 192 are reserved should be assumed to denote special function codes that should cause an error if not recognized.</text:p>
      <text:p text:style-name="P38"/>
      <text:h text:style-name="P58" text:outline-level="2">192 Compression</text:h>
      <text:p text:style-name="P38">A 192followed by two additional bytes A and B denotes B more repeats of the previous A bytes, such that 1,2,3,1,2,3 could be represented as 1,2,3,192,3,1</text:p>
      <text:p text:style-name="P38"/>
      <text:h text:style-name="P58" text:outline-level="2">16 Bit Support flag</text:h>
      <text:p text:style-name="P38">A 193 appearing anywhere in the channel list indicates 16 bit support for both fades and sets.</text:p>
      <text:p text:style-name="P39"/>
      <text:p text:style-name="P39"/>
      <text:p text:style-name="P39"/>
      <text:p text:style-name="P39"/>
      <text:p text:style-name="P39"/>
      <text:p text:style-name="P39"/>
      <text:p text:style-name="P39"/>
      <text:p text:style-name="P39"/>
      <text:p text:style-name="P39"/>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7" text:outline-level="2">Channel Types</text:h>
      <text:p text:style-name="P35">The channel type codes are as follows:</text:p>
      <text:p text:style-name="P75"/>
      <text:list xml:id="list5740685985960733858" text:style-name="L1">
        <text:list-item>
          <text:p text:style-name="P93">Generic Dimming</text:p>
        </text:list-item>
        <text:list-item>
          <text:p text:style-name="P93">Red Channel</text:p>
        </text:list-item>
        <text:list-item>
          <text:p text:style-name="P93">Green Channel</text:p>
        </text:list-item>
        <text:list-item>
          <text:p text:style-name="P93">Blue Channel</text:p>
        </text:list-item>
        <text:list-item>
          <text:p text:style-name="P93">Other Color Channel</text:p>
        </text:list-item>
        <text:list-item>
          <text:p text:style-name="P93">Blacklight channel</text:p>
        </text:list-item>
        <text:list-item>
          <text:p text:style-name="P95">Incandescent Channel</text:p>
        </text:list-item>
        <text:list-item>
          <text:p text:style-name="P93">Hue</text:p>
        </text:list-item>
        <text:list-item>
          <text:p text:style-name="P93">Saturation</text:p>
        </text:list-item>
        <text:list-item>
          <text:p text:style-name="P93">Value</text:p>
        </text:list-item>
        <text:list-item>
          <text:p text:style-name="P93">Mode Select</text:p>
        </text:list-item>
        <text:list-item>
          <text:p text:style-name="P93">X position</text:p>
        </text:list-item>
        <text:list-item>
          <text:p text:style-name="P93">Y position</text:p>
        </text:list-item>
        <text:list-item>
          <text:p text:style-name="P93">Z focus</text:p>
        </text:list-item>
        <text:list-item>
          <text:p text:style-name="P96">Fog Control</text:p>
        </text:list-item>
        <text:list-item>
          <text:p text:style-name="P93">Gobo Select <text:span text:style-name="T36">Control</text:span></text:p>
        </text:list-item>
        <text:list-item>
          <text:p text:style-name="P93">Gobo Rotate</text:p>
        </text:list-item>
        <text:list-item>
          <text:p text:style-name="P93">Frequency</text:p>
        </text:list-item>
        <text:list-item>
          <text:p text:style-name="P96">Duty Cycle</text:p>
        </text:list-item>
        <text:list-item>
          <text:p text:style-name="P93">Air-Moving Fan</text:p>
        </text:list-item>
        <text:list-item>
          <text:p text:style-name="P93">Water Effect</text:p>
        </text:list-item>
        <text:list-item>
          <text:p text:style-name="P93">Pneumatic Effect</text:p>
        </text:list-item>
        <text:list-item>
          <text:p text:style-name="P93">Motor Control</text:p>
        </text:list-item>
        <text:list-item>
          <text:p text:style-name="P93">Rotational Position</text:p>
        </text:list-item>
        <text:list-item>
          <text:p text:style-name="P93">Linear Pos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fo:font-size="11pt"/>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098in" fo:margin-top="0in" fo:margin-bottom="0in" style:contextual-spacing="false" fo:text-indent="0in" style:auto-text-indent="false" style:page-number="auto" fo:keep-with-next="auto"/>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 style:family="paragraph" style:parent-style-name="Text_20_body">
      <style:text-properties style:font-name="Linux Libertine Mono" fo:font-family="'Linux Libertine Mono'" style:font-style-name="Mono" style:font-pitch="variable" fo:font-size="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svg:width="3.3626in" fo:min-width="100%" fo:min-height="0.1402in" text:anchor-type="paragraph" svg:x="0in" svg:y="0in" fo:margin-left="0.0791in" fo:margin-right="0.0791in" fo:margin-top="0.0791in" fo:margin-bottom="0.0791in" style:wrap="parallel" style:number-wrapped-paragraphs="no-limit" style:wrap-contour="false" style:vertical-pos="top" style:vertical-rel="paragraph" style:horizontal-pos="left" style:horizontal-rel="paragraph-start-margin" fo:padding="0.0591in" fo:border="0.06pt solid #000000"/>
    </style:style>
    <style:style style:name="acrosstop" style:family="graphic">
      <style:graphic-properties svg:width="6.9252in" style:rel-width="100%" fo:min-height="0.620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style:shadow="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64</meta:editing-cycles>
    <meta:editing-duration>P8DT14H7M56S</meta:editing-duration>
    <dc:title>WBTV Version 1 Protocol Specification</dc:title>
    <meta:generator>LibreOffice/4.1.3.2$Linux_X86_64 LibreOffice_project/410m0$Build-2</meta:generator>
    <dc:subject>Protocol Spec</dc:subject>
    <dc:date>2015-01-19T20:30:28.767697855</dc:date>
    <dc:creator>Daniel Black</dc:creator>
    <meta:document-statistic meta:table-count="6" meta:image-count="0" meta:object-count="0" meta:page-count="13" meta:paragraph-count="417" meta:word-count="5191" meta:character-count="30313" meta:non-whitespace-character-count="25470"/>
    <meta:user-defined meta:name="Info 1"/>
    <meta:user-defined meta:name="Info 2"/>
    <meta:user-defined meta:name="Info 3"/>
    <meta:user-defined meta:name="Info 4"/>
  </office:meta>
</office:document-meta>
</file>